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27.049cm" table:align="margins" style:may-break-between-rows="false"/>
    </style:style>
    <style:style style:name="Tableau1.A" style:family="table-column">
      <style:table-column-properties style:column-width="13.524cm" style:rel-column-width="32767*"/>
    </style:style>
    <style:style style:name="Tableau1.B" style:family="table-column">
      <style:table-column-properties style:column-width="13.526cm" style:rel-column-width="32768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7.042cm" fo:margin-left="-0.028cm" fo:margin-right="0.035cm" table:align="margins" style:may-break-between-rows="true"/>
    </style:style>
    <style:style style:name="Tableau2.A" style:family="table-column">
      <style:table-column-properties style:column-width="9.065cm" style:rel-column-width="21968*"/>
    </style:style>
    <style:style style:name="Tableau2.B" style:family="table-column">
      <style:table-column-properties style:column-width="9.029cm" style:rel-column-width="21880*"/>
    </style:style>
    <style:style style:name="Tableau2.C" style:family="table-column">
      <style:table-column-properties style:column-width="8.948cm" style:rel-column-width="21687*"/>
    </style:style>
    <style:style style:name="Tableau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b3b3b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report-title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eport-title">report-titl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field-label">field-label</text:p>
          </table:table-cell>
          <table:table-cell table:style-name="Tableau1.B1" office:value-type="string">
            <text:p text:style-name="field-content">field-content</text:p>
          </table:table-cell>
        </table:table-row>
        <table:table-row>
          <table:table-cell table:style-name="Tableau1.A2" office:value-type="string">
            <text:p text:style-name="field-label">field-label</text:p>
          </table:table-cell>
          <table:table-cell table:style-name="Tableau1.B2" office:value-type="string">
            <text:p text:style-name="field-content">field-content</text:p>
          </table:table-cell>
        </table:table-row>
        <table:table-row>
          <table:table-cell table:style-name="Tableau1.A2" office:value-type="string">
            <text:p text:style-name="field-label">field-label</text:p>
          </table:table-cell>
          <table:table-cell table:style-name="Tableau1.B2" office:value-type="string">
            <text:p text:style-name="field-content">field-content</text:p>
          </table:table-cell>
        </table:table-row>
        <table:table-row>
          <table:table-cell table:style-name="Tableau1.A2" office:value-type="string">
            <text:p text:style-name="field-label">field-label</text:p>
          </table:table-cell>
          <table:table-cell table:style-name="Tableau1.B2" office:value-type="string">
            <text:p text:style-name="field-content">field-content</text:p>
          </table:table-cell>
        </table:table-row>
      </table:table>
      <text:p text:style-name="Standard"/>
      <text:p text:style-name="field-label-center">field-label-center</text:p>
      <text:p text:style-name="field-content-center">Fields in the 'center' group will be displayed like this. This box is the field value, the above is the field label.<text:line-break/>Content is justified. </text:p>
      <text:p text:style-name="Standard">Note: « Table Headings » and « Table Content » styles are implicitly used for tables (usefull for background).</text:p>
      <text:p text:style-name="Standard">standards css classes from erp5_xhtml_style also exist here, for instance we have the <text:span text:style-name="T2">figure</text:span> style for left allignement.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listbox-header">listbox-header</text:p>
            </table:table-cell>
            <table:table-cell table:style-name="Tableau2.A1" office:value-type="string">
              <text:p text:style-name="listbox-header">listbox-header</text:p>
            </table:table-cell>
            <table:table-cell table:style-name="Tableau2.C1" office:value-type="string">
              <text:p text:style-name="listbox-header">listbox-header</text:p>
            </table:table-cell>
          </table:table-row>
        </table:table-header-rows>
        <table:table-row>
          <table:table-cell table:style-name="Tableau2.A2" office:value-type="string">
            <text:p text:style-name="listbox-data-a">listbox-data-a</text:p>
          </table:table-cell>
          <table:table-cell table:style-name="Tableau2.A2" office:value-type="string">
            <text:p text:style-name="figure">figure</text:p>
          </table:table-cell>
          <table:table-cell table:style-name="Tableau2.C2" office:value-type="string">
            <text:p text:style-name="listbox-data-a">listbox-data-a</text:p>
          </table:table-cell>
        </table:table-row>
      </table:table>
      <text:p text:style-name="Standard"/>
      <text:p text:style-name="Standard"/>
      <text:p text:style-name="Standard">Here are all the styles for report sections:</text:p>
      <text:h text:style-name="Heading_20_1" text:outline-level="1"><text:soft-page-break/>Report Section Title Level 1</text:h>
      <text:h text:style-name="Heading_20_2" text:outline-level="2">Report Section Title Level 2</text:h>
      <text:h text:style-name="Heading_20_3" text:outline-level="3">Report Section Title Level 3</text:h>
      <text:h text:style-name="Heading_20_4" text:outline-level="4">Report Section Title Level 4</text:h>
      <text:h text:style-name="Heading_20_5" text:outline-level="5">Report Section Title Level 5</text:h>
      <text:h text:style-name="Heading_20_6" text:outline-level="6">Report Section Title Level 6</text:h>
      <text:h text:style-name="Heading_20_7" text:outline-level="7">Report Section Title Level 7</text:h>
      <text:h text:style-name="Heading_20_8" text:outline-level="8">Report Section Title Level 8</text:h>
      <text:h text:style-name="Heading_20_9" text:outline-level="9">Report Section Title Level 9</text:h>
      <text:h text:style-name="Heading_20_10" text:outline-level="10">Report Section Title Level 10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14.676cm" style:type="center"/>
          <style:tab-stop style:position="29.351cm" style:type="right"/>
        </style:tab-stops>
        <style:background-image/>
      </style:paragraph-properties>
      <style:text-properties style:font-size-asian="10.5pt"/>
    </style:style>
    <style:style style:name="Header_20_left" style:display-name="Header left" style:family="paragraph" style:parent-style-name="Sender" style:class="extra">
      <style:paragraph-properties text:number-lines="false" text:line-number="0">
        <style:tab-stops>
          <style:tab-stop style:position="14.676cm" style:type="center"/>
          <style:tab-stop style:position="29.3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76cm" style:type="center"/>
          <style:tab-stop style:position="18.35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#e6e6e6" style:shadow="none" text:number-lines="false" text:line-number="0">
        <style:tab-stops/>
        <style:background-image/>
      </style:paragraph-properties>
      <style:text-properties fo:font-size="14pt" fo:font-weight="bold" style:font-size-asian="10.5pt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eld-label" style:family="paragraph" style:parent-style-name="Table_20_Contents" style:class="extra">
      <style:paragraph-properties fo:background-color="#e6e6e6" fo:padding="0cm" fo:border="none" style:shadow="none">
        <style:tab-stops/>
        <style:background-image/>
      </style:paragraph-properties>
      <style:text-properties fo:font-size="8pt" fo:font-weight="bold" style:font-size-asian="10.5pt"/>
    </style:style>
    <style:style style:name="field-content" style:family="paragraph" style:parent-style-name="Table_20_Contents" style:class="extra">
      <style:paragraph-properties fo:text-align="end" style:justify-single-word="false"/>
      <style:text-properties fo:font-size="8pt" style:font-size-asian="10.5pt"/>
    </style:style>
    <style:style style:name="listbox-header" style:family="paragraph" style:parent-style-name="Table_20_Contents" style:class="extra" style:master-page-name="">
      <style:paragraph-properties fo:text-align="start" style:justify-single-word="false" fo:keep-together="auto" fo:orphans="0" fo:widows="0" fo:hyphenation-ladder-count="1" style:page-number="auto" fo:background-color="transparent" style:shadow="none">
        <style:tab-stops/>
        <style:background-image/>
      </style:paragraph-properties>
      <style:text-properties fo:font-size="9pt" fo:font-weight="bold" style:font-size-asian="10.5pt" fo:hyphenate="true" fo:hyphenation-remain-char-count="2" fo:hyphenation-push-char-count="2"/>
    </style:style>
    <style:style style:name="listbox-data-a" style:family="paragraph" style:parent-style-name="listbox-data" style:class="extra">
      <style:paragraph-properties fo:background-color="transparent">
        <style:background-image/>
      </style:paragraph-properties>
      <style:text-properties fo:font-size="7pt" style:font-size-asian="10.5pt"/>
    </style:style>
    <style:style style:name="listbox-data-b" style:family="paragraph" style:parent-style-name="listbox-data" style:class="extra">
      <style:paragraph-properties fo:background-color="transparent" style:shadow="none">
        <style:tab-stops/>
        <style:background-image/>
      </style:paragraph-properties>
      <style:text-properties fo:font-size="7pt" style:font-size-asian="10.5pt"/>
    </style:style>
    <style:style style:name="listbox-data" style:family="paragraph" style:parent-style-name="Table_20_Contents" style:class="extra">
      <style:paragraph-properties fo:background-color="transparent">
        <style:background-image/>
      </style:paragraph-properties>
      <style:text-properties fo:font-size="7pt" fo:font-weight="normal" style:font-size-asian="10.5pt"/>
    </style:style>
    <style:style style:name="report-title" style:family="paragraph" style:parent-style-name="Title" style:class="text" style:master-page-name="">
      <style:paragraph-properties fo:margin-top="0.42cm" fo:margin-bottom="3cm" fo:text-align="start" style:justify-single-word="false" style:page-number="auto" fo:background-color="transparent">
        <style:tab-stops/>
        <style:background-image/>
      </style:paragraph-properties>
      <style:text-properties fo:font-size="22pt"/>
    </style:style>
    <style:style style:name="figure" style:family="paragraph" style:parent-style-name="listbox-data" style:class="extra">
      <style:paragraph-properties fo:text-align="end" style:justify-single-word="false"/>
    </style:style>
    <style:style style:name="field-label-center" style:family="paragraph" style:parent-style-name="field-label" style:master-page-name="">
      <style:paragraph-properties fo:margin-top="0cm" fo:margin-bottom="0.101cm" style:page-number="auto" fo:background-color="#e6e6e6">
        <style:tab-stops/>
        <style:background-image/>
      </style:paragraph-properties>
      <style:text-properties style:text-underline-style="none" style:font-size-asian="10.5pt"/>
    </style:style>
    <style:style style:name="field-content-center" style:family="paragraph" style:parent-style-name="field-content" style:master-page-name="">
      <style:paragraph-properties fo:margin-top="0cm" fo:margin-bottom="1cm" fo:text-align="start" style:justify-single-word="false" style:page-number="auto" fo:background-color="transparent">
        <style:tab-stops/>
        <style:background-image/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page-layout style:name="pm1">
      <style:page-layout-properties fo:page-width="29.699cm" fo:page-height="20.999cm" style:num-format="1" style:print-orientation="landscape" fo:margin-top="0.875cm" fo:margin-bottom="1.214cm" fo:margin-left="1.355cm" fo:margin-right="1.2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41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pm1">
      <style:header>
        <text:p text:style-name="Header">
          <text:title/>
        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>
          <text:s text:c="262"/>
        </text:p>
      </style:header>
      <style:footer>
        <text:p text:style-name="P1">
          <text:span text:style-name="T1">
            <text:initial-creator/>
          </text:span>
          <text:span text:style-name="T1"> </text:span>
          <text:span text:style-name="T1">
            <text:creation-date style:data-style-name="N36">04/07/2007</text:creation-date>
          </text:span>
          <text:span text:style-name="T1"> </text:span>
          <text:span text:style-name="T1">
            <text:creation-time style:data-style-name="N40">15:43</text:creation-time>
          </text:span>
          <text:span text:style-name="T1"><text:tab/><text:tab/><text:tab/><text:tab/><text:tab/><text:tab/><text:tab/><text:tab/>Page </text:span>
          <text:span text:style-name="T1">
            <text:page-number text:select-page="current">1</text:page-number>
          </text:span>
          <text:span text:style-name="T1">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7-07-04T15:43:50</meta:creation-date>
    <dc:date>2008-04-14T13:30:36</dc:date>
    <meta:editing-cycles>78</meta:editing-cycles>
    <meta:editing-duration>PT16H7M2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32" meta:word-count="153" meta:character-count="1164"/>
  </office:meta>
</office:document-meta>
</file>